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5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6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7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340d0c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/>
      <style:text-properties style:font-name="Arial" fo:font-size="11pt" fo:language="pt" fo:country="BR" fo:font-weight="normal" officeooo:rsid="00245fd4" officeooo:paragraph-rsid="003b2199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text-properties style:font-name="Arial" fo:font-size="11pt" fo:language="pt" fo:country="BR" fo:font-weight="normal" officeooo:rsid="00363625" officeooo:paragraph-rsid="00369273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text-properties style:font-name="Arial" fo:font-size="11pt" fo:language="pt" fo:country="BR" fo:font-weight="normal" officeooo:rsid="00363625" officeooo:paragraph-rsid="0027fe4d" style:font-name-asian="Arial Unicode MS" style:font-size-asian="11pt" style:font-weight-asian="normal" style:font-name-complex="Arial Unicode MS" style:font-size-complex="11pt" style:font-weight-complex="normal"/>
    </style:style>
    <style:style style:name="P16" style:family="paragraph" style:parent-style-name="Text_20_body"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17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19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2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2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2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45e239" style:font-name-asian="Arial Unicode MS" style:font-size-asian="11pt" style:font-weight-asian="normal" style:font-name-complex="Arial Unicode MS" style:font-size-complex="11pt" style:font-weight-complex="normal"/>
    </style:style>
    <style:style style:name="P24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78966" style:font-name-asian="Arial Unicode MS" style:font-size-asian="11pt" style:font-weight-asian="normal" style:font-name-complex="Arial Unicode MS" style:font-size-complex="11pt" style:font-weight-complex="normal"/>
    </style:style>
    <style:style style:name="P25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2d65" style:font-name-asian="Arial Unicode MS" style:font-size-asian="11pt" style:font-weight-asian="normal" style:font-name-complex="Arial Unicode MS" style:font-size-complex="11pt" style:font-weight-complex="normal"/>
    </style:style>
    <style:style style:name="P26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ccac" style:font-name-asian="Arial Unicode MS" style:font-size-asian="11pt" style:font-weight-asian="normal" style:font-name-complex="Arial Unicode MS" style:font-size-complex="11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2fba8a" officeooo:paragraph-rsid="0035e7c6" style:font-size-asian="11pt" style:font-size-complex="11pt"/>
    </style:style>
    <style:style style:name="P28" style:family="paragraph" style:parent-style-name="Text_20_body">
      <style:text-properties style:font-name="Arial" fo:font-size="11pt" fo:language="pt" fo:country="BR" fo:font-weight="bold" officeooo:rsid="00363625" officeooo:paragraph-rsid="00392b02" style:font-name-asian="Arial Unicode MS" style:font-size-asian="11pt" style:font-weight-asian="bold" style:font-name-complex="Arial Unicode MS" style:font-size-complex="11pt" style:font-weight-complex="bold"/>
    </style:style>
    <style:style style:name="P29" style:family="paragraph" style:parent-style-name="Text_20_body"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30" style:family="paragraph" style:parent-style-name="Text_20_body">
      <style:text-properties style:font-name="Arial" fo:font-size="11pt" fo:language="pt" fo:country="BR" fo:font-weight="bold" officeooo:rsid="00363625" officeooo:paragraph-rsid="00218d5c" style:font-name-asian="Arial Unicode MS" style:font-size-asian="11pt" style:font-weight-asian="bold" style:font-name-complex="Arial Unicode MS" style:font-size-complex="11pt" style:font-weight-complex="bold"/>
    </style:style>
    <style:style style:name="P31" style:family="paragraph" style:parent-style-name="Text_20_body">
      <style:text-properties style:font-name="Arial" fo:font-size="11pt" fo:language="pt" fo:country="BR" fo:font-weight="bold" officeooo:rsid="00363625" officeooo:paragraph-rsid="00401b1f" style:font-name-asian="Arial Unicode MS" style:font-size-asian="11pt" style:font-weight-asian="bold" style:font-name-complex="Arial Unicode MS" style:font-size-complex="11pt" style:font-weight-complex="bold"/>
    </style:style>
    <style:style style:name="P32" style:family="paragraph" style:parent-style-name="Text_20_body">
      <style:text-properties style:font-name="Arial" fo:font-size="11pt" fo:language="pt" fo:country="BR" fo:font-weight="bold" officeooo:rsid="00363625" officeooo:paragraph-rsid="003501c2" style:font-name-asian="Arial Unicode MS" style:font-size-asian="11pt" style:font-weight-asian="bold" style:font-name-complex="Arial Unicode MS" style:font-size-complex="11pt" style:font-weight-complex="bold"/>
    </style:style>
    <style:style style:name="P33" style:family="paragraph" style:parent-style-name="Text_20_body">
      <style:paragraph-properties fo:line-height="150%"/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34" style:family="paragraph" style:parent-style-name="Text_20_body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35" style:family="paragraph" style:parent-style-name="Text_20_body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36" style:family="paragraph" style:parent-style-name="Text_20_body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38" style:family="paragraph" style:parent-style-name="Text_20_body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9" style:family="paragraph" style:parent-style-name="Text_20_body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40" style:family="paragraph" style:parent-style-name="Text_20_body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41" style:family="paragraph" style:parent-style-name="Text_20_body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42" style:family="paragraph" style:parent-style-name="Text_20_body">
      <style:paragraph-properties fo:line-height="150%"/>
      <style:text-properties officeooo:paragraph-rsid="00369273"/>
    </style:style>
    <style:style style:name="P43" style:family="paragraph" style:parent-style-name="Text_20_body">
      <style:paragraph-properties fo:line-height="150%"/>
      <style:text-properties officeooo:paragraph-rsid="00392b02"/>
    </style:style>
    <style:style style:name="P44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45" style:family="paragraph" style:parent-style-name="Heading_20_1">
      <style:text-properties style:font-name="Arial" fo:font-size="11pt" fo:language="pt" fo:country="BR" officeooo:rsid="00256ac4" officeooo:paragraph-rsid="00256ac4" style:font-size-asian="11pt" style:font-size-complex="11pt"/>
    </style:style>
    <style:style style:name="P46" style:family="paragraph" style:parent-style-name="Heading_20_1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P47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2417eb" style:font-name-asian="Arial Unicode MS" style:font-size-asian="11pt" style:font-weight-asian="bold" style:font-name-complex="Arial Unicode MS" style:font-size-complex="11pt" style:font-weight-complex="bold"/>
    </style:style>
    <style:style style:name="P48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49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50" style:family="paragraph" style:parent-style-name="Heading_20_1">
      <style:paragraph-properties fo:line-height="150%" fo:text-align="justify" style:justify-single-word="false"/>
      <style:text-properties officeooo:rsid="002fba8a" officeooo:paragraph-rsid="002fba8a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fo:language="pt" fo:country="BR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T5" style:family="text">
      <style:text-properties style:font-name="Arial" fo:font-size="11pt" fo:language="pt" fo:country="BR" fo:font-weight="bold" officeooo:rsid="002cdb58" style:font-name-asian="Arial Unicode MS" style:font-size-asian="11pt" style:font-weight-asian="bold" style:font-name-complex="Arial Unicode MS" style:font-size-complex="11pt" style:font-weight-complex="bold"/>
    </style:style>
    <style:style style:name="T6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7" style:family="text">
      <style:text-properties officeooo:rsid="002721f3"/>
    </style:style>
    <style:style style:name="T8" style:family="text">
      <style:text-properties fo:language="pt" fo:country="BR" officeooo:rsid="00363625"/>
    </style:style>
    <style:style style:name="T9" style:family="text">
      <style:text-properties officeooo:rsid="00312bbd"/>
    </style:style>
    <style:style style:name="T10" style:family="text">
      <style:text-properties officeooo:rsid="00323c9e"/>
    </style:style>
    <style:style style:name="T11" style:family="text">
      <style:text-properties officeooo:rsid="00340d0c"/>
    </style:style>
    <style:style style:name="T12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3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4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19" style:family="text">
      <style:text-properties officeooo:rsid="00363625"/>
    </style:style>
    <style:style style:name="T20" style:family="text">
      <style:text-properties officeooo:rsid="00433e2e"/>
    </style:style>
    <style:style style:name="T21" style:family="text">
      <style:text-properties officeooo:rsid="00482d65"/>
    </style:style>
    <style:style style:name="T22" style:family="text">
      <style:text-properties officeooo:rsid="0048cc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utação Paralela em JavaScript</text:p>
      <text:p text:style-name="P2"/>
      <text:p text:style-name="P3">Clauber P. Stipkovic H. </text:p>
      <text:p text:style-name="P4">Professor Douto<text:span text:style-name="T7">r</text:span> Calebe de Paula Biachini</text:p>
      <text:p text:style-name="P3"/>
      <text:p text:style-name="P3">Apoio PIVIC Mackenzie</text:p>
      <text:h text:style-name="P44" text:outline-level="1">ABSTRACT</text:h>
      <text:p text:style-name="P5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6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50" text:outline-level="1"><text:span text:style-name="T5">I</text:span><text:span text:style-name="T4">NTRODUÇAO</text:span></text:h>
      <text:p text:style-name="P1">Nos <text:span text:style-name="T9">últimos</text:span> anos, a web tem se tornado incrivelmente importante <text:span text:style-name="T10">tanto para</text:span> a computação em geral <text:span text:style-name="T10">quanto para os usuarios</text:span>, <text:span text:style-name="T10">que interagem com varios servicos e aplicacoes</text:span>, <text:span text:style-name="T10">onde essas, </text:span>acontecem consequentemente através <text:span text:style-name="T10">de um web browser</text:span>.</text:p>
      <text:p text:style-name="P1">Desde a “guerra dos navegadores” em meados de 1995, entre o<text:span text:style-name="T10">s web browsers</text:span> Microsoft Internet Explorer e Netscape Navigator, até hoje, muitas aplicações que eram conhecidas por serem tipicamente desktop, <text:span text:style-name="T10">foram disponibilizadas para que pudessem ser acessadas atraves dos web browsers, sendo hoje em dia, muitas novas aplicacoes, criadas apenas para funcionar na web e em vários dispositivos como mobile, tablets e Desktops.</text:span></text:p>
      <text:p text:style-name="P1">Para que muitas dessas aplicações <text:span text:style-name="T10">se tornem </text:span>possíveis nos <text:span text:style-name="T10">web browsers</text:span>, uma parte importante <text:span text:style-name="T10">se faz necessaria</text:span>, <text:span text:style-name="T10">o </text:span>JavaScript <text:span text:style-name="T10">engine</text:span>.</text:p>
      <text:p text:style-name="P9"><text:span text:style-name="T10">Por verificarmos a importância de termos uma JavaScript engine que seja rapida e eficiente para gerenciar o uso da CPU dos devices onde e utilizada, esta</text:span> <text:span text:style-name="T11">pesquisa utilizou como base a JavaScript engine da Fundacao Mozilla, chamada SpiderMonkey, onde foram realizados os estudos para entender como se da o funcionamento de uma JavaScript egine e com isso, identificar possíveis pontos onde fosse possível aplicar conceitos de computacao paralela.</text:span></text:p>
      <text:p text:style-name="P27"><text:span text:style-name="T13">Tendo em vista que o Spider</text:span><text:span text:style-name="T18">M</text:span><text:span text:style-name="T13">onkey foi o </text:span><text:span text:style-name="T12">primeiro JavaScript </text:span><text:span text:style-name="T13">engine </text:span><text:span text:style-name="T14">da historia, </text:span><text:span text:style-name="T13">criado para um web browser, </text:span><text:span text:style-name="T14">sua</text:span><text:span text:style-name="T13"> importância </text:span><text:span text:style-name="T14">e relevancia para a web, </text:span><text:span text:style-name="T13">justica sua utilizacao como base para essa pesqui</text:span><text:span text:style-name="T15">sa. </text:span></text:p>
      <text:p text:style-name="P27"><text:span text:style-name="T13">O</text:span><text:span text:style-name="T15">utro ponto que gostariamos de resaltar e o fato d</text:span><text:span text:style-name="T17">o Spider</text:span><text:span text:style-name="T18">M</text:span><text:span text:style-name="T17">onkey </text:span><text:span text:style-name="T15">ser um projeto de codigo aberto, </text:span><text:span text:style-name="T17">o que quer dizer que o </text:span><text:span text:style-name="T15">produto </text:span><text:span text:style-name="T17">esta</text:span><text:span text:style-name="T15"> disponivel para estudo, pesquisa e alterac</text:span><text:span text:style-name="T17">ao</text:span><text:span text:style-name="T15">, </text:span><text:span text:style-name="T17">que e</text:span><text:span text:style-name="T15"> </text:span><text:span text:style-name="T17">possível</text:span><text:span text:style-name="T15"> atraves </text:span><text:span text:style-name="T17">da </text:span><text:span text:style-name="T16">Mozilla Public License version 2.0 (MPL2), </text:span><text:span text:style-name="T17">e que tambem viabiliza a pesquisa.</text:span></text:p>
      <text:h text:style-name="P45" text:outline-level="1"><text:soft-page-break/></text:h>
      <text:p text:style-name="P17">Antes de definirmos o que e uma JavaScript engine, precisamos entender de onde veio a linguagem para a qual essa engine foi criada.</text:p>
      <text:p text:style-name="P17">A linguagem JavaScript, tambem conhecida como ECMAScript, e um linguagem de programacao dinamica e multiparadigma (script, orientada a objetos, imperativa e funcional), conhecida por ser utilizada para manipular o lado cliente dos web browser (atraves da plataforma Document Object Model), comunicacao assincrona e mais atualmente por tambem e executada do lado servidor. Foi criada em 1995 por Brendan Eich na empresa Netscape Communications Corporation (atualmente a Fundacao Mozilla) para a adocao de tecnologias web na plataforma da empresa.</text:p>
      <text:p text:style-name="P12"/>
      <text:p text:style-name="P28">Definicao de uma JavaScript engine</text:p>
      <text:p text:style-name="P18">Uma JavaScript engine – tamb'em conhecida como JavaScript interpreter ou JavaScript implementation - 'e uma virtual <text:span text:style-name="T20">machine</text:span>que interpreta e executa c'odigos JavaScript. Seu uso mais comum 'e em um web browser, mas existem outros como por exemplo, <text:span text:style-name="T20">do lado do servidor ou em celulares.</text:span></text:p>
      <text:p text:style-name="P23">Assim como um compilador tradicional, uma JavaScript engine traduz </text:p>
      <text:p text:style-name="P24">- <text:a xlink:type="simple" xlink:href="http://static.googleusercontent.com/media/research.google.com/en//pubs/archive/37204.pdf">http://static.googleusercontent.com/media/research.google.com/en//pubs/archive/37204.pdf</text:a></text:p>
      <text:p text:style-name="P24">- <text:a xlink:type="simple" xlink:href="http://static.googleusercontent.com/media/research.google.com/en//archive/papers/rajab-2011a.pdf">http://static.googleusercontent.com/media/research.google.com/en//archive/papers/rajab-2011a.pdf</text:a></text:p>
      <text:p text:style-name="P24">- <text:a xlink:type="simple" xlink:href="https://wiki.mozilla.org/JavaScript:TraceMonkey">https://wiki.mozilla.org/JavaScript:TraceMonkey</text:a></text:p>
      <text:p text:style-name="P24">- <text:a xlink:type="simple" xlink:href="http://static.googleusercontent.com/media/research.google.com/en//pubs/archive/36574.pdf">http://static.googleusercontent.com/media/research.google.com/en//pubs/archive/36574.pdf</text:a></text:p>
      <text:p text:style-name="P24">- <text:a xlink:type="simple" xlink:href="http://www.slideshare.net/brunoborges/nashorn-nova-engine-javascript-do-java-se-8?qid=683d6d16-5fd1-4157-88ef-4936dac92217&amp;v=default&amp;b=&amp;from_search=16">http://www.slideshare.net/brunoborges/nashorn-nova-engine-javascript-do-java-se-8?qid=683d6d16-5fd1-4157-88ef-4936dac92217&amp;v=default&amp;b=&amp;from_search=16</text:a></text:p>
      <text:p text:style-name="P24">- <text:a xlink:type="simple" xlink:href="http://www.slideshare.net/nwind/virtual-machine-and-javascript-engine?qid=683d6d16-5fd1-4157-88ef-4936dac92217&amp;v=qf1&amp;b=&amp;from_search=2">http://www.slideshare.net/nwind/virtual-machine-and-javascript-engine?qid=683d6d16-5fd1-4157-88ef-4936dac92217&amp;v=qf1&amp;b=&amp;from_search=2</text:a></text:p>
      <text:p text:style-name="P24">- <text:a xlink:type="simple" xlink:href="http://www.slideshare.net/shadedecho/javascript-architecture-the-front-and-the-back-of-it-3518425">http://www.slideshare.net/shadedecho/javascript-architecture-the-front-and-the-back-of-it-3518425</text:a></text:p>
      <text:p text:style-name="P24">- <text:a xlink:type="simple" xlink:href="http://www.slideshare.net/axemclion/understanding-javascript-engines">http://www.slideshare.net/axemclion/understanding-javascript-engines</text:a></text:p>
      <text:p text:style-name="P24">- <text:a xlink:type="simple" xlink:href="http://www.slideshare.net/RednaxelaFX/implement-js-krystalmok20131110">http://www.slideshare.net/RednaxelaFX/implement-js-krystalmok20131110</text:a></text:p>
      <text:p text:style-name="P24">- <text:a xlink:type="simple" xlink:href="http://www.slideshare.net/nwind/javascript-engine-performance?qid=683d6d16-5fd1-4157-88ef-4936dac92217&amp;v=qf1&amp;b=&amp;from_search=4">http://www.slideshare.net/nwind/javascript-engine-performance?qid=683d6d16-5fd1-4157-88ef-4936dac92217&amp;v=qf1&amp;b=&amp;from_search=4</text:a></text:p>
      <text:p text:style-name="P24">- <text:a xlink:type="simple" xlink:href="http://www.slideshare.net/RednaxelaFX/implement-js-krystalmok20131110?qid=683d6d16-5fd1-4157-88ef-4936dac92217&amp;v=qf1&amp;b=&amp;from_search=6">http://www.slideshare.net/RednaxelaFX/implement-js-krystalmok20131110?qid=683d6d16-5fd1-4157-88ef-4936dac92217&amp;v=qf1&amp;b=&amp;from_search=6</text:a></text:p>
      <text:p text:style-name="P24"><text:soft-page-break/>- <text:a xlink:type="simple" xlink:href="http://www.slideshare.net/lijing00333/javascript-engine?qid=683d6d16-5fd1-4157-88ef-4936dac92217&amp;v=qf1&amp;b=&amp;from_search=7">http://www.slideshare.net/lijing00333/javascript-engine?qid=683d6d16-5fd1-4157-88ef-4936dac92217&amp;v=qf1&amp;b=&amp;from_search=7</text:a></text:p>
      <text:p text:style-name="P24">- <text:a xlink:type="simple" xlink:href="http://www.slideshare.net/amdgigabyte/know-your-javascript-engine?qid=683d6d16-5fd1-4157-88ef-4936dac92217&amp;v=qf1&amp;b=&amp;from_search=8">http://www.slideshare.net/amdgigabyte/know-your-javascript-engine?qid=683d6d16-5fd1-4157-88ef-4936dac92217&amp;v=qf1&amp;b=&amp;from_search=8</text:a></text:p>
      <text:p text:style-name="P25">- <text:a xlink:type="simple" xlink:href="http://www.slideshare.net/senchainc/javascript-engines-under-the-hood?qid=683d6d16-5fd1-4157-88ef-4936dac92217&amp;v=qf1&amp;b=&amp;from_search=12"><text:span text:style-name="T21">http://www.slideshare.net/senchainc/javascript-engines-under-the-hood?qid=683d6d16-5fd1-4157-88ef-4936dac92217&amp;v=qf1&amp;b=&amp;from_search=12</text:span></text:a></text:p>
      <text:p text:style-name="P25">- <text:a xlink:type="simple" xlink:href="https://code.google.com/p/v8/"><text:span text:style-name="T21">https://code.google.com/p/v8/</text:span></text:a></text:p>
      <text:p text:style-name="P25">- <text:a xlink:type="simple" xlink:href="https://developers.google.com/v8/intro"><text:span text:style-name="T21">https://developers.google.com/v8/intro</text:span></text:a></text:p>
      <text:p text:style-name="P25">- <text:a xlink:type="simple" xlink:href="https://developer.mozilla.org/en-US/docs/Mozilla/Projects/Rhino/JavaScript_Compiler"><text:span text:style-name="T21">https://developer.mozilla.org/en-US/docs/Mozilla/Projects/Rhino/JavaScript_Compiler</text:span></text:a></text:p>
      <text:p text:style-name="P25">- <text:a xlink:type="simple" xlink:href="https://developer.mozilla.org/en-US/docs/Mozilla/Projects/SpiderMonkey/JSAPI_reference"><text:span text:style-name="T21">https://developer.mozilla.org/en-US/docs/Mozilla/Projects/SpiderMonkey/JSAPI_reference</text:span></text:a></text:p>
      <text:p text:style-name="P25">- <text:a xlink:type="simple" xlink:href="https://developer.mozilla.org/en-US/docs/Mozilla/Projects/SpiderMonkey/JSAPI_User_Guide"><text:span text:style-name="T21">https://developer.mozilla.org/en-US/docs/Mozilla/Projects/SpiderMonkey/JSAPI_User_Guide</text:span></text:a></text:p>
      <text:p text:style-name="P25">- <text:a xlink:type="simple" xlink:href="https://developer.mozilla.org/en-US/docs/Mozilla/Projects/SpiderMonkey/Introduction_to_the_JavaScript_shell"><text:span text:style-name="T21">https://developer.mozilla.org/en-US/docs/Mozilla/Projects/SpiderMonkey/Introduction_to_the_JavaScript_shell</text:span></text:a></text:p>
      <text:p text:style-name="P25">- <text:a xlink:type="simple" xlink:href="https://developer.mozilla.org/en-US/docs/Mozilla/Projects/SpiderMonkey/Internals"><text:span text:style-name="T21">https://developer.mozilla.org/en-US/docs/Mozilla/Projects/SpiderMonkey/Internals</text:span></text:a></text:p>
      <text:p text:style-name="P25">- <text:a xlink:type="simple" xlink:href="https://developer.mozilla.org/en-US/docs/Mozilla/Projects/SpiderMonkey/Build_Documentation"><text:span text:style-name="T21">https://developer.mozilla.org/en-US/docs/Mozilla/Projects/SpiderMonkey/Build_Documentation</text:span></text:a></text:p>
      <text:p text:style-name="P25">- <text:a xlink:type="simple" xlink:href="https://wiki.mozilla.org/JavaScript:New_to_SpiderMonkey"><text:span text:style-name="T21">https://wiki.mozilla.org/JavaScript:New_to_SpiderMonkey</text:span></text:a></text:p>
      <text:p text:style-name="P25">- <text:a xlink:type="simple" xlink:href="https://en.wikipedia.org/wiki/Just-in-time_compilation"><text:span text:style-name="T21">https://en.wikipedia.org/wiki/Just-in-time_compilation</text:span></text:a></text:p>
      <text:p text:style-name="P25">- <text:a xlink:type="simple" xlink:href="https://en.wikipedia.org/wiki/JavaScript_engine"><text:span text:style-name="T21">https://en.wikipedia.org/wiki/JavaScript_engine</text:span></text:a></text:p>
      <text:p text:style-name="P25">- <text:a xlink:type="simple" xlink:href="http://wiki.jvmlangsummit.com/images/c/ce/Nashorn.pdf"><text:span text:style-name="T21">http://wiki.jvmlangsummit.com/images/c/ce/Nashorn.pdf</text:span></text:a></text:p>
      <text:p text:style-name="P25">- <text:span text:style-name="T21">https://en.wikipedia.org/wiki/List_of_ECMAScript_engines</text:span></text:p>
      <text:p text:style-name="P25">- <text:a xlink:type="simple" xlink:href="https://github.com/Benvie/continuum#continuum---a-javascript-virtual-machine-built-in-javascript"><text:span text:style-name="T21">https://github.com/Benvie/continuum#continuum---a-javascript-virtual-machine-built-in-javascript</text:span></text:a></text:p>
      <text:p text:style-name="P25">- <text:a xlink:type="simple" xlink:href="https://en.wikipedia.org/wiki/Programming_paradigm#Multi-paradigm"><text:span text:style-name="T21">https://en.wikipedia.org/wiki/Programming_paradigm#Multi-paradigm</text:span></text:a></text:p>
      <text:p text:style-name="P25">- <text:a xlink:type="simple" xlink:href="http://tratt.net/laurie/research/pubs/html/tratt__dynamically_typed_languages/"><text:span text:style-name="T21">http://tratt.net/laurie/research/pubs/html/tratt__dynamically_typed_languages/</text:span></text:a></text:p>
      <text:p text:style-name="P25">- <text:a xlink:type="simple" xlink:href="https://en.wikipedia.org/wiki/SpiderMonkey_%28software%29"><text:span text:style-name="T21">https://en.wikipedia.org/wiki/SpiderMonkey_%28software%29</text:span></text:a></text:p>
      <text:p text:style-name="P25">- <text:a xlink:type="simple" xlink:href="https://blog.mozilla.org/javascript/page/2/"><text:span text:style-name="T21">https://blog.mozilla.org/javascript/page/2/</text:span></text:a></text:p>
      <text:p text:style-name="P25">- <text:a xlink:type="simple" xlink:href="https://blog.mozilla.org/javascript/2014/01/23/the-monkeys-in-2013/"><text:span text:style-name="T21">https://blog.mozilla.org/javascript/2014/01/23/the-monkeys-in-2013/</text:span></text:a></text:p>
      <text:p text:style-name="P25">- <text:a xlink:type="simple" xlink:href="https://blog.mozilla.org/javascript/2013/04/05/the-baseline-compiler-has-landed/"><text:span text:style-name="T21">https://blog.mozilla.org/javascript/2013/04/05/the-baseline-compiler-has-landed/</text:span></text:a></text:p>
      <text:p text:style-name="P25">- <text:a xlink:type="simple" xlink:href="https://blog.mozilla.org/javascript/2012/08/22/hello-world/"><text:span text:style-name="T21">https://blog.mozilla.org/javascript/2012/08/22/hello-world/</text:span></text:a></text:p>
      <text:p text:style-name="P25">- <text:a xlink:type="simple" xlink:href="https://blog.mozilla.org/javascript/2015/02/26/the-path-to-parallel-javascript/"><text:span text:style-name="T21">https://blog.mozilla.org/javascript/2015/02/26/the-path-to-parallel-javascript/</text:span></text:a></text:p>
      <text:p text:style-name="P26"><text:soft-page-break/>- <text:a xlink:type="simple" xlink:href="http://www.umiacs.umd.edu/research/parallel/"><text:span text:style-name="T22">http://www.umiacs.umd.edu/research/parallel/</text:span></text:a></text:p>
      <text:p text:style-name="P26"/>
      <text:p text:style-name="P25"/>
      <text:p text:style-name="P25"/>
      <text:p text:style-name="P25"/>
      <text:p text:style-name="P24"/>
      <text:p text:style-name="P19">JIT no livro de compiladores</text:p>
      <text:p text:style-name="P14"/>
      <text:p text:style-name="P29">Estrutura da JavaScript engine SpiderMonkey</text:p>
      <text:p text:style-name="P19">JSAPI User Guide</text:p>
      <text:p text:style-name="P19">SpiderMonkey/Internals</text:p>
      <text:p text:style-name="P15"/>
      <text:p text:style-name="P30">JavaScript Shell (JS)</text:p>
      <text:p text:style-name="P20">“The JavaScript shell (js) is a command-line program included in the SpiderMonkey source distribuction.”</text:p>
      <text:p text:style-name="P16"/>
      <text:p text:style-name="P31">Como compilar o SpiderMonkey</text:p>
      <text:p text:style-name="P13"/>
      <text:p text:style-name="P13"/>
      <text:p text:style-name="P32">CONCLUSAO</text:p>
      <text:h text:style-name="P46" text:outline-level="1">BIBLIOGRAPHY</text:h>
      <text:p text:style-name="P33"><text:span text:style-name="T8">- SpiderMonkey (</text:span><text:a xlink:type="simple" xlink:href="https://developer.mozilla.org/en-US/docs/Mozilla/Projects/SpiderMonkey">https://developer.mozilla.org/en-US/docs/Mozilla/Projects/SpiderMonkey</text:a><text:span text:style-name="T8">)</text:span></text:p>
      <text:p text:style-name="P39"><text:span text:style-name="T8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8">)</text:span></text:p>
      <text:p text:style-name="P40"><text:span text:style-name="T8">- SpiderMonkey (software) (</text:span><text:a xlink:type="simple" xlink:href="https://en.wikipedia.org/wiki/SpiderMonkey_%28software%29">https://en.wikipedia.org/wiki/SpiderMonkey_%28software%29</text:a><text:span text:style-name="T8">)</text:span></text:p>
      <text:p text:style-name="P41"><text:span text:style-name="T8">- Just-in-time compilation (</text:span><text:a xlink:type="simple" xlink:href="https://en.wikipedia.org/wiki/Just-in-time_compilation">https://en.wikipedia.org/wiki/Just-in-time_compilation</text:a><text:span text:style-name="T8">)</text:span></text:p>
      <text:p text:style-name="P34"><text:span text:style-name="T8">- JavaScript Engine (</text:span><text:a xlink:type="simple" xlink:href="http://en.wikipedia.org/wiki/JavaScript_engine">http://en.wikipedia.org/wiki/JavaScript_engine</text:a><text:span text:style-name="T8">)</text:span></text:p>
      <text:p text:style-name="P35"><text:span text:style-name="T8">- Dynamically typed languages, Laurence Tratt, Advances in Computers, vol. 77, pages 149-184, July 2009 (</text:span><text:a xlink:type="simple" xlink:href="http://tratt.net/laurie/research/pubs/html/tratt__dynamically_typed_languages/">http://tratt.net/laurie/research/pubs/html/tratt__dynamically_typed_languages/</text:a><text:span text:style-name="T8">)</text:span></text:p>
      <text:p text:style-name="P35"><text:span text:style-name="T8">- Dynamic programming language (</text:span><text:a xlink:type="simple" xlink:href="https://en.wikipedia.org/wiki/Dynamic_programming_language">https://en.wikipedia.org/wiki/Dynamic_programming_language</text:a><text:span text:style-name="T8">)</text:span></text:p>
      <text:p text:style-name="P36"><text:soft-page-break/><text:span text:style-name="T8">- JavaScript (</text:span><text:a xlink:type="simple" xlink:href="https://en.wikipedia.org/wiki/JavaScript">https://en.wikipedia.org/wiki/JavaScript</text:a><text:span text:style-name="T8">)</text:span></text:p>
      <text:p text:style-name="P21">- JavaScript – The Definite Guide, Sixth Edition, David Flanagan, March 2011, O'Reilly</text:p>
      <text:p text:style-name="P19">- Compilers: Principles, Technique, and Tools, Second Edition, Alfred V. Aho, Ravi Sethi, Jeffrey D. Ullman, Addison Wesley, 2007</text:p>
      <text:p text:style-name="P37"><text:span text:style-name="T8">- JSAPI User Guide (</text:span><text:a xlink:type="simple" xlink:href="https://developer.mozilla.org/en-US/docs/Mozilla/Projects/SpiderMonkey/JSAPI_User_Guide">https://developer.mozilla.org/en-US/docs/Mozilla/Projects/SpiderMonkey/JSAPI_User_Guide</text:a><text:span text:style-name="T8">)</text:span></text:p>
      <text:p text:style-name="P37"><text:span text:style-name="T8">- Introduction to the JavaScript Shell (</text:span><text:a xlink:type="simple" xlink:href="https://developer.mozilla.org/en-US/docs/Mozilla/Projects/SpiderMonkey/Introduction_to_the_JavaScript_shell">https://developer.mozilla.org/en-US/docs/Mozilla/Projects/SpiderMonkey/Introduction_to_the_JavaScript_shell</text:a><text:span text:style-name="T8">)</text:span></text:p>
      <text:p text:style-name="P38"><text:span text:style-name="T8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8">)</text:span></text:p>
      <text:p text:style-name="P38"><text:span text:style-name="T8">- SpiderMonkey Build Documentation (</text:span><text:a xlink:type="simple" xlink:href="https://developer.mozilla.org/en-US/docs/Mozilla/Projects/SpiderMonkey/Build_Documentation">https://developer.mozilla.org/en-US/docs/Mozilla/Projects/SpiderMonkey/Build_Documentation</text:a><text:span text:style-name="T8">)</text:span></text:p>
      <text:p text:style-name="P18">- </text:p>
      <text:p text:style-name="P19"/>
      <text:h text:style-name="P47" text:outline-level="1">REFERENCE</text:h>
      <text:h text:style-name="P49" text:outline-level="1"><text:span text:style-name="T19">- Mozilla Source Code Directory Structure (</text:span><text:a xlink:type="simple" xlink:href="https://developer.mozilla.org/en-US/docs/Mozilla_Source_Code_Directory_Structure"><text:span text:style-name="T19">https://developer.mozilla.org/en-US/docs/Mozilla_Source_Code_Directory_Structure</text:span></text:a><text:span text:style-name="T19">)</text:span></text:h>
      <text:p text:style-name="P10"><text:span text:style-name="T19">- ECMAScript® 2015 Language Specification (</text:span><text:a xlink:type="simple" xlink:href="http://www.ecma-international.org/publications/standards/Ecma-262.htm"><text:span text:style-name="T19">http://www.ecma-international.org/publications/standards/Ecma-262.htm</text:span></text:a><text:span text:style-name="T19">)</text:span></text:p>
      <text:p text:style-name="P11"><text:span text:style-name="T19">- What is the Document Object Model? (</text:span><text:a xlink:type="simple" xlink:href="http://www.w3.org/DOM/#what"><text:span text:style-name="T19">http://www.w3.org/DOM/#what</text:span></text:a><text:span text:style-name="T19">)</text:span></text:p>
      <text:p text:style-name="P22">- </text:p>
      <text:h text:style-name="P48" text:outline-level="1">ANEXO</text:h>
      <text:p text:style-name="P42"><text:span text:style-name="T6">- Mozilla Public License Version 2.0 (</text:span><text:a xlink:type="simple" xlink:href="https://www.mozilla.org/MPL/2.0/">https://www.mozilla.org/MPL/2.0/</text:a><text:span text:style-name="T6">)</text:span></text:p>
      <text:p text:style-name="P43"><text:span text:style-name="T6">- Duck Typing (</text:span><text:a xlink:type="simple" xlink:href="https://en.wikipedia.org/wiki/Duck_typing">https://en.wikipedia.org/wiki/Duck_typing</text:a><text:span text:style-name="T6">)</text:span></text:p>
      <text:p text:style-name="P17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6-25T20:46:31.208927524</dc:date>
    <meta:editing-duration>P3DT23H5M16S</meta:editing-duration>
    <meta:editing-cycles>17</meta:editing-cycles>
    <meta:generator>LibreOffice/4.2.8.2$Linux_X86_64 LibreOffice_project/420m0$Build-2</meta:generator>
    <dc:creator>cin_chalic </dc:creator>
    <meta:document-statistic meta:table-count="0" meta:image-count="0" meta:object-count="0" meta:page-count="5" meta:paragraph-count="89" meta:word-count="726" meta:character-count="8442" meta:non-whitespace-character-count="7796"/>
  </office:meta>
</office:document-meta>
</file>